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586c0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4d4d4" loext:opacity="100%" style:font-name="Consolas" fo:font-size="10.5pt" fo:font-weight="normal"/>
    </style:style>
    <style:style style:name="T7" style:family="text">
      <style:text-properties fo:color="#4fc1ff" loext:opacity="100%" style:font-name="Consolas" fo:font-size="10.5pt" fo:font-weight="normal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4ec9b0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t</text:span> <text:span text:style-name="T2">confirmarEliminar</text:span> <text:span text:style-name="T3">=</text:span> <text:span text:style-name="T1">async</text:span> () <text:span text:style-name="T1">=&gt;</text:span> {</text:p>
      <text:p text:style-name="P2">    <text:span text:style-name="T4">if</text:span><text:span text:style-name="T5"> (</text:span><text:span text:style-name="T6">!</text:span><text:span text:style-name="T7">ingresoAEliminar</text:span><text:span text:style-name="T5">) </text:span><text:span text:style-name="T4">return</text:span><text:span text:style-name="T5">;</text:span></text:p>
      <text:p text:style-name="P2">    </text:p>
      <text:p text:style-name="P2">    <text:span text:style-name="T4">try</text:span><text:span text:style-name="T5"> {</text:span></text:p>
      <text:p text:style-name="P2">      <text:span text:style-name="T8">const</text:span><text:span text:style-name="T5"> </text:span><text:span text:style-name="T7">res</text:span><text:span text:style-name="T5"> </text:span><text:span text:style-name="T6">=</text:span><text:span text:style-name="T5"> </text:span><text:span text:style-name="T4">await</text:span><text:span text:style-name="T5"> </text:span><text:span text:style-name="T9">fetch</text:span><text:span text:style-name="T5">(</text:span><text:span text:style-name="T10">`</text:span><text:span text:style-name="T8">${</text:span><text:span text:style-name="T4">import</text:span><text:span text:style-name="T6">.</text:span><text:span text:style-name="T11">meta</text:span><text:span text:style-name="T6">.</text:span><text:span text:style-name="T11">env</text:span><text:span text:style-name="T6">.</text:span><text:span text:style-name="T7">VITE_API_URL</text:span><text:span text:style-name="T8">}</text:span><text:span text:style-name="T10">/ingresos/</text:span><text:span text:style-name="T8">${</text:span><text:span text:style-name="T7">ingresoAEliminar</text:span><text:span text:style-name="T6">.</text:span><text:span text:style-name="T11">id</text:span><text:span text:style-name="T8">}</text:span><text:span text:style-name="T10">`</text:span><text:span text:style-name="T5">, { </text:span><text:span text:style-name="T11">method:</text:span><text:span text:style-name="T5"> </text:span><text:span text:style-name="T10">"DELETE"</text:span><text:span text:style-name="T5"> });</text:span></text:p>
      <text:p text:style-name="P2">      <text:span text:style-name="T4">if</text:span><text:span text:style-name="T5"> (</text:span><text:span text:style-name="T6">!</text:span><text:span text:style-name="T7">res</text:span><text:span text:style-name="T5">.</text:span><text:span text:style-name="T7">ok</text:span><text:span text:style-name="T5">) </text:span><text:span text:style-name="T4">throw</text:span><text:span text:style-name="T5"> </text:span><text:span text:style-name="T8">new</text:span><text:span text:style-name="T5"> </text:span><text:span text:style-name="T12">Error</text:span><text:span text:style-name="T5">(</text:span><text:span text:style-name="T10">`Error al eliminar (status </text:span><text:span text:style-name="T8">${</text:span><text:span text:style-name="T7">res</text:span><text:span text:style-name="T6">.</text:span><text:span text:style-name="T7">status</text:span><text:span text:style-name="T8">}</text:span><text:span text:style-name="T10">)`</text:span><text:span text:style-name="T5">);        </text:span></text:p>
      <text:p text:style-name="P2">      <text:span text:style-name="T9">setError</text:span><text:span text:style-name="T5">(</text:span><text:span text:style-name="T10">""</text:span><text:span text:style-name="T5">);        </text:span></text:p>
      <text:p text:style-name="P2">      <text:span text:style-name="T9">setMensajeIzquierda</text:span><text:span text:style-name="T5">(</text:span><text:span text:style-name="T10">`Ingreso eliminado: </text:span><text:span text:style-name="T8">${</text:span><text:span text:style-name="T7">ingresoAEliminar</text:span><text:span text:style-name="T6">.</text:span><text:span text:style-name="T11">categoria</text:span><text:span text:style-name="T8">}</text:span><text:span text:style-name="T10"> - </text:span><text:span text:style-name="T8">${</text:span><text:span text:style-name="T9">formatearMontoParaMostrar</text:span><text:span text:style-name="T6">(</text:span><text:span text:style-name="T7">ingresoAEliminar</text:span><text:span text:style-name="T6">.</text:span><text:span text:style-name="T11">monto</text:span><text:span text:style-name="T6">)</text:span><text:span text:style-name="T8">}</text:span><text:span text:style-name="T10">`</text:span><text:span text:style-name="T5">);</text:span></text:p>
      <text:p text:style-name="P2">      <text:span text:style-name="T9">setMensajeDerecha</text:span><text:span text:style-name="T5">(</text:span><text:span text:style-name="T10">""</text:span><text:span text:style-name="T5">);</text:span></text:p>
      <text:p text:style-name="P2">      <text:span text:style-name="T4">await</text:span><text:span text:style-name="T5"> </text:span><text:span text:style-name="T9">fetchIngresos</text:span><text:span text:style-name="T5">(</text:span><text:span text:style-name="T7">currentPage</text:span><text:span text:style-name="T5">);</text:span></text:p>
      <text:p text:style-name="P2">      <text:span text:style-name="T9">setNuevoIngreso</text:span><text:span text:style-name="T5">({ </text:span><text:span text:style-name="T11">id:</text:span><text:span text:style-name="T5"> </text:span><text:span text:style-name="T8">null</text:span><text:span text:style-name="T5">, </text:span><text:span text:style-name="T11">categoria:</text:span><text:span text:style-name="T5"> </text:span><text:span text:style-name="T10">""</text:span><text:span text:style-name="T5">, </text:span><text:span text:style-name="T11">monto:</text:span><text:span text:style-name="T5"> </text:span><text:span text:style-name="T10">""</text:span><text:span text:style-name="T5">, </text:span><text:span text:style-name="T11">fecha:</text:span><text:span text:style-name="T5"> </text:span><text:span text:style-name="T10">""</text:span><text:span text:style-name="T5"> });</text:span></text:p>
      <text:p text:style-name="P2">    <text:span text:style-name="T5">} </text:span><text:span text:style-name="T4">catch</text:span><text:span text:style-name="T5"> (</text:span><text:span text:style-name="T11">err</text:span><text:span text:style-name="T5">) {</text:span></text:p>
      <text:p text:style-name="P2">      <text:span text:style-name="T11">console</text:span><text:span text:style-name="T5">.</text:span><text:span text:style-name="T9">error</text:span><text:span text:style-name="T5">(</text:span><text:span text:style-name="T10">"Error al eliminar ingreso:"</text:span><text:span text:style-name="T5">, </text:span><text:span text:style-name="T11">err</text:span><text:span text:style-name="T5">);</text:span></text:p>
      <text:p text:style-name="P2">      <text:span text:style-name="T9">setError</text:span><text:span text:style-name="T5">(</text:span><text:span text:style-name="T10">"❌ Error al eliminar ingreso."</text:span><text:span text:style-name="T5">);</text:span></text:p>
      <text:p text:style-name="P2">    <text:span text:style-name="T5">} </text:span><text:span text:style-name="T4">finally</text:span><text:span text:style-name="T5"> {</text:span></text:p>
      <text:p text:style-name="P2">      <text:span text:style-name="T9">setShowDeleteModal</text:span><text:span text:style-name="T5">(</text:span><text:span text:style-name="T8">false</text:span><text:span text:style-name="T5">);</text:span></text:p>
      <text:p text:style-name="P2">      <text:span text:style-name="T9">setIngresoAEliminar</text:span><text:span text:style-name="T5">(</text:span><text:span text:style-name="T8">null</text:span><text:span text:style-name="T5">);</text:span></text:p>
      <text:p text:style-name="P2">    <text:span text:style-name="T5">}</text:span></text:p>
      <text:p text:style-name="P2">  <text:span text:style-name="T5">};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21:46:05.931073300</meta:creation-date>
    <dc:date>2026-01-07T21:46:19.116727600</dc:date>
    <meta:editing-duration>PT15S</meta:editing-duration>
    <meta:editing-cycles>1</meta:editing-cycles>
    <meta:document-statistic meta:table-count="0" meta:image-count="0" meta:object-count="0" meta:page-count="1" meta:paragraph-count="19" meta:word-count="70" meta:character-count="801" meta:non-whitespace-character-count="641"/>
    <meta:generator>LibreOffice/25.2.7.2$Windows_X86_64 LibreOffice_project/5cbfd1ab6520636bb5f7b99185aa69bd7456825d</meta:generator>
  </office:meta>
</office:document-meta>
</file>